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84d1" draw:textarea-horizontal-align="center" draw:textarea-vertical-align="middle" draw:shadow="hidden"/>
    </style:style>
    <style:style style:name="gr6" style:family="graphic" style:parent-style-name="standard">
      <style:graphic-properties svg:stroke-color="#000000" draw:marker-end="Arrowheads_20_1" draw:marker-end-width="0.3cm" draw:fill="solid" draw:fill-color="#5c852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2" draw:marker-end=""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0.5cm" svg:height="0.5cm" svg:x="7.4cm" svg:y="4cm">
          <text:p/>
        </draw:rect>
        <draw:rect draw:style-name="gr2" draw:text-style-name="P2" draw:id="id3" draw:layer="layout" svg:width="6cm" svg:height="2.5cm" svg:x="1.2cm" svg:y="3cm">
          <text:p text:style-name="P1"><text:span text:style-name="T1">ServerSocketReceiver</text:span></text:p>
        </draw:rect>
        <draw:custom-shape draw:style-name="gr3" draw:text-style-name="P3" draw:layer="layout" svg:width="1.9cm" svg:height="1cm" svg:x="10.6cm" svg:y="4.6cm">
          <text:p text:style-name="P1"><text:span text:style-name="T2">ev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0.699cm" svg:height="0.699cm" draw:transform="rotate (1.57550871577498) translate (7.501cm 4.6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5" draw:text-style-name="P2" draw:id="id1" draw:layer="layout" svg:width="5cm" svg:height="2.5cm" svg:x="12.7cm" svg:y="3cm">
          <text:p text:style-name="P1"><text:span text:style-name="T1">SocketAppender</text:span></text:p>
        </draw:rect>
        <draw:connector draw:style-name="gr6" draw:text-style-name="P1" draw:layer="layout" svg:x1="12.7cm" svg:y1="4.25cm" svg:x2="7.9cm" svg:y2="4.25cm" draw:start-shape="id1" draw:start-glue-point="3" draw:end-shape="id2" draw:end-glue-point="1" svg:d="m12700 4250h-4800">
          <text:p/>
        </draw:connector>
        <draw:connector draw:style-name="gr7" draw:text-style-name="P1" draw:layer="layout" svg:x1="7.2cm" svg:y1="4.25cm" svg:x2="7.499cm" svg:y2="4.248cm" draw:start-shape="id3" draw:start-glue-point="1" draw:end-shape="id4" draw:end-glue-point="0" svg:d="m7200 4250h150v-2h149">
          <text:p/>
        </draw:connector>
        <draw:line draw:style-name="gr8" draw:text-style-name="P1" draw:layer="layout" svg:x1="10.5cm" svg:y1="5.2cm" svg:x2="9.5cm" svg:y2="5.2cm">
          <text:p/>
        </draw:line>
        <draw:custom-shape draw:style-name="gr9" draw:text-style-name="P4" draw:layer="layout" svg:width="2.999cm" svg:height="1cm" svg:x="14.301cm" svg:y="1.8cm">
          <text:p text:style-name="P1"><text:span text:style-name="T3">initiates the </text:span></text:p>
          <text:p text:style-name="P1"><text:span text:style-name="T3">connection</text:span></text:p>
          <draw:enhanced-geometry svg:viewBox="0 0 21600 21600" draw:mirror-horizontal="false" draw:type="line-callout-1" draw:modifiers="-7783.2 45098.9010989011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2.999cm" svg:height="1cm" svg:x="2.701cm" svg:y="1.8cm">
          <text:p text:style-name="P1"><text:span text:style-name="T3">listens for </text:span></text:p>
          <text:p text:style-name="P1"><text:span text:style-name="T3">connections</text:span></text:p>
          <draw:enhanced-geometry svg:viewBox="0 0 21600 21600" draw:mirror-horizontal="false" draw:type="line-callout-1" draw:modifiers="-7761.6 44753.64635364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4-18T20:50:12.23</meta:creation-date>
    <dc:date>2013-04-28T19:36:16.16</dc:date>
    <dc:creator>Ceki Gulcu</dc:creator>
    <meta:editing-duration>PT01H27M59S</meta:editing-duration>
    <meta:editing-cycles>5</meta:editing-cycles>
    <meta:generator>OpenOffice.org/3.2$Win32 OpenOffice.org_project/320m18$Build-9502</meta:generator>
    <meta:document-statistic meta:object-count="10"/>
  </office:meta>
</office:document-meta>
</file>